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ge" fo:background-color="transparent" style:background-transparency="100%" fo:padding="0cm" fo:border="none" style:shadow="none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style-name="fr1" draw:name="Cadre2" text:anchor-type="as-char" svg:width="7.128cm" draw:z-index="0"><draw:text-box fo:min-height="5.226cm"><text:p text:style-name="P2"><office:annotation><dc:creator>Gauthier Bastien</dc:creator><dc:date>2011-01-13T14:56:41</dc:date><text:p text:style-name="P3"><text:span text:style-name="T6">do text</text:span></text:p><text:p text:style-name="P3"><text:span text:style-name="T6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Procès-verbal de clôture d'enquête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6">do text</text:span></text:p><text:p text:style-name="P3"><text:span text:style-name="T6">from document(at=reference, format='odt')</text:span></text:p></office:annotation></text:span>Import depuis reference.odt</text:p>
      <text:p text:style-name="UrbanBody"/>
      <text:p text:style-name="UrbanBody">Le <text:text-input text:description="Date de la séance de réclamations">tool.formatDate(urbanEventObj.getClaimsDate(), long_format=True)</text:text-input>.</text:p>
      <text:p text:style-name="UrbanBody"/>
      <text:p text:style-name="UrbanBody">Nous, délégué du Collège Communal de la Commune <text:text-input text:description="Nom de la commune prefixé">tool.getCityName(prefixed=True)</text:text-input>, avons été chargés de procéder à la clôture d'enquête concernant :</text:p>
      <text:p text:style-name="UrbanBody"/>
      <text:p text:style-name="UrbanBody"><office:annotation><dc:creator>Gauthier Bastien</dc:creator><dc:date>2011-02-16T16:12:24</dc:date><text:p text:style-name="P3"><text:span text:style-name="T8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7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self.getPortionOutsText()</text:text-input></text:p>
      <text:p text:style-name="UrbanBody"/>
      <text:p text:style-name="UrbanBody">Nous nous sommes rendus à l'Hôtel de Ville, aux lieu et heure indiqués par les publications préalables.</text:p>
      <text:p text:style-name="UrbanBody"/>
      <text:p text:style-name="UrbanBody">Après nous être assurés que cette enquête a été rendue publique et affichée de la manière prescrite <text:bookmark-start text:name="DDE_LINK"/>du <text:text-input text:description="Date du">tool.formatDate(urbanEventObj.getLinkedInquiry().getInvestigationStart())</text:text-input> au <text:text-input text:description="Date au">tool.formatDate(urbanEventObj.getLinkedInquiry().getInvestigationEnd())</text:text-input><text:bookmark-end text:name="DDE_LINK"/>, nous avons déclaré la séance ouverte afin d'entendre en leurs réclamations les personnes intéressées.</text:p>
      <text:p text:style-name="UrbanBody"/>
      <text:p text:style-name="UrbanBody"><office:annotation><dc:creator>Gauthier Bastien</dc:creator><dc:date>2011-03-17T12:22:09</dc:date><text:p><text:span text:style-name="T6">do text if not urbanEventObj.getClaimants()</text:span></text:p></office:annotation>Nous sommes rendus à la Maison Communale aux lieu et heure indiqués dans l'affiche, où étant et ayant attendu jusqu'à 16h00 sans que personne se fut présenté pour faire opposition.</text:p>
      <text:section text:style-name="Sect1" text:name="Section1">
        <text:p text:style-name="UrbanBody"><office:annotation><dc:creator>Gauthier Bastien</dc:creator><dc:date>2011-03-17T12:22:09</dc:date><text:p><text:span text:style-name="T6">do section if urbanEventObj.getClaimants()</text:span></text:p></office:annotation>Nous sommes rendus à la Maison Communale aux lieu et heure indiqués dans l'affiche, où nous avons enregistrés les réclamations suivantes :</text:p>
        <text:p text:style-name="UrbanBody"/>
        <text:p text:style-name="UrbanBody"><office:annotation><dc:creator>Gauthier Bastien</dc:creator><dc:date>2011-08-23T10:38:45</dc:date><text:p><text:span text:style-name="T5">do text if urbanEventObj.getClaimants()</text:span></text:p><text:p><text:span text:style-name="T5">from xhtml(urbanEventObj.getClaimsText())</text:span></text:p></office:annotation>Texte des réclamations</text:p>
        <text:p text:style-name="UrbanBody"/>
        <text:p text:style-name="UrbanBody">Considérant que les réclamations seront annexées au présent procès-verbal;</text:p>
        <text:p text:style-name="UrbanBody"/>
      </text:section>
      <text:p text:style-name="UrbanBody">Déclare close l'enquête ouverte le <text:text-input text:description="Date du">tool.formatDate(urbanEventObj.getLinkedInquiry().getInvestigationStart())</text:text-input>.</text:p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3"><text:span text:style-name="T6">do text</text:span></text:p><text:p text:style-name="P3"><text:span text:style-name="T6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1$Linux OpenOffice.org_project/310m19$Build-9420</meta:generator>
    <meta:creation-date>2009-07-27T10:37:25</meta:creation-date>
    <dc:date>2011-08-23T11:15:50</dc:date>
    <dc:language>fr-FR</dc:language>
    <meta:editing-cycles>84</meta:editing-cycles>
    <meta:editing-duration>PT35H14M54S</meta:editing-duration>
    <dc:creator>Gauthier Bastien</dc:creator>
    <meta:document-statistic meta:table-count="0" meta:image-count="0" meta:object-count="0" meta:page-count="1" meta:paragraph-count="21" meta:word-count="177" meta:character-count="1587"/>
    <meta:user-defined meta:name="Info 1"/>
    <meta:user-defined meta:name="Info 2"/>
    <meta:user-defined meta:name="Info 3"/>
    <meta:user-defined meta:name="Info 4"/>
  </office:meta>
</office:document-meta>
</file>